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46a83" officeooo:paragraph-rsid="00146a83"/>
    </style:style>
    <style:style style:name="P2" style:family="paragraph" style:parent-style-name="Standard">
      <style:text-properties fo:font-variant="normal" fo:text-transform="none" fo:color="#d1d5db" loext:opacity="100%" style:font-name="S hne" fo:font-size="10.4499998092651pt" fo:letter-spacing="normal" fo:font-style="normal" fo:font-weight="normal" officeooo:paragraph-rsid="001600e6"/>
    </style:style>
    <style:style style:name="P3" style:family="paragraph" style:parent-style-name="Standard">
      <style:text-properties officeooo:paragraph-rsid="00146a83"/>
    </style:style>
    <style:style style:name="P4" style:family="paragraph" style:parent-style-name="Standard">
      <style:text-properties officeooo:paragraph-rsid="001600e6"/>
    </style:style>
    <style:style style:name="P5" style:family="paragraph" style:parent-style-name="Text_20_body">
      <style:text-properties style:font-name="Arial" style:text-underline-style="none" officeooo:paragraph-rsid="00146a83" loext:padding="0.049cm" loext:border="0.06pt solid #d9d9e3"/>
    </style:style>
    <style:style style:name="P6" style:family="paragraph" style:parent-style-name="Text_20_body">
      <style:text-properties officeooo:rsid="00146a83" officeooo:paragraph-rsid="00146a83"/>
    </style:style>
    <style:style style:name="P7" style:family="paragraph" style:parent-style-name="Text_20_body">
      <style:text-properties officeooo:paragraph-rsid="001600e6"/>
    </style:style>
    <style:style style:name="T1" style:family="text">
      <style:text-properties fo:font-variant="normal" fo:text-transform="none" fo:color="#d1d5db" loext:opacity="100%" style:font-name="S hne" fo:font-size="10.4499998092651pt" fo:letter-spacing="normal" fo:font-style="normal" fo:font-weight="normal"/>
    </style:style>
    <style:style style:name="T2" style:family="text">
      <style:text-properties fo:font-variant="normal" fo:text-transform="none" fo:color="#d1d5db" loext:opacity="100%" style:font-name="S hne" fo:font-size="10.4499998092651pt" fo:letter-spacing="normal" fo:font-style="normal" fo:font-weight="normal" officeooo:rsid="001600e6"/>
    </style:style>
    <style:style style:name="T3" style:family="text">
      <style:text-properties fo:font-variant="normal" fo:text-transform="none" fo:color="#d1d5db" loext:opacity="100%" style:font-name="Arial" fo:font-size="10.4499998092651pt" fo:letter-spacing="normal" fo:font-style="normal" fo:font-weight="normal"/>
    </style:style>
    <style:style style:name="T4" style:family="text">
      <style:text-properties fo:font-variant="normal" fo:text-transform="none" fo:color="#d1d5db" loext:opacity="100%" style:font-name="Arial" fo:font-size="10.4499998092651pt" fo:letter-spacing="normal" fo:font-style="normal" fo:font-weight="normal" officeooo:rsid="00146a83"/>
    </style:style>
    <style:style style:name="T5" style:family="text">
      <style:text-properties fo:font-variant="normal" fo:text-transform="none" fo:color="#d1d5db" loext:opacity="100%" fo:font-size="10.4499998092651pt" fo:letter-spacing="normal" fo:font-style="normal" fo:font-weight="normal"/>
    </style:style>
    <style:style style:name="T6" style:family="text">
      <style:text-properties fo:font-variant="normal" fo:text-transform="none" fo:color="#d1d5db" loext:opacity="100%" fo:font-size="10.4499998092651pt" fo:letter-spacing="normal" fo:font-style="normal" fo:font-weight="normal" loext:padding="0.049cm" loext:border="0.06pt solid #d9d9e3"/>
    </style:style>
    <style:style style:name="T7" style:family="text">
      <style:text-properties officeooo:rsid="00146a83"/>
    </style:style>
    <style:style style:name="T8" style:family="text">
      <style:text-properties officeooo:rsid="001600e6"/>
    </style:style>
    <text:list-style style:name="L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ntroduction:</text:span></text:p>
      <text:p text:style-name="P3"><text:span text:style-name="T4"/></text:p>
      <text:p text:style-name="P3"><text:span text:style-name="T4">T</text:span><text:span text:style-name="T3">he purpose of this report is to provide an overview of the sales performance of our company. The report includes information on sales by product, sales by property, and sales by state. The data used in this report was extracted from the "OrderDetails", "Products", and "PropertyInfo" tables using SQL queries</text:span><text:span text:style-name="T1">.</text:span></text:p>
      <text:p text:style-name="P5"><text:span text:style-name="T5">Overall, this report provides valuable insights into our sales performance and can be used to inform strategic decision-making. It is important to note that this report is based on a snapshot of data from a specific period of time and should be used in conjunction with other data and analysis to make informed decisions.</text:span></text:p>
      <text:p text:style-name="Text_20_body"/>
      <text:p text:style-name="P6">Analysis:</text:p>
      <text:p text:style-name="P6">1) maximum quantity of any order ID in the data</text:p>
      <text:p text:style-name="P6">SQL Code:</text:p>
      <text:p text:style-name="P6">SELECT MAX(Quantity) AS Max_Quantity</text:p>
      <text:p text:style-name="P6">FROM OrderDetails;</text:p>
      <text:p text:style-name="P6">OUTPUT</text:p>
      <text:p text:style-name="P3"/>
      <text:p text:style-name="P3"/>
      <text:p text:style-name="P3"/>
      <text:p text:style-name="P3"/>
      <text:p text:style-name="P3"/>
      <text:p text:style-name="P1">2)Find the number of unique products that are sold.</text:p>
      <text:p text:style-name="P1"/>
      <text:p text:style-name="P1">SELECT count(DISTINCT ProductID) </text:p>
      <text:p text:style-name="P1">FROM OrderDetails;</text:p>
      <text:p text:style-name="P1"/>
      <text:p text:style-name="P1"/>
      <text:p text:style-name="P1"/>
      <text:p text:style-name="P1">3) List the different types of “Chair” that are sold by using product table</text:p>
      <text:p text:style-name="P1">SELECT * </text:p>
      <text:p text:style-name="P1">FROM Products </text:p>
      <text:p text:style-name="P1">WHERE ProductName like "%chair";</text:p>
      <text:p text:style-name="P1"/>
      <text:p text:style-name="P1">4) <text:s/>What is the average price of each of these chair listed in the output of previous question?</text:p>
      <text:p text:style-name="P1">SELECT avg(price) </text:p>
      <text:p text:style-name="P1">FROM Products </text:p>
      <text:p text:style-name="P1">WHERE ProductName like "%chair";</text:p>
      <text:p text:style-name="P1"/>
      <text:p text:style-name="P1">5) Find the details of the Properties where the state names are more than 10 characters in length?</text:p>
      <text:p text:style-name="P1">SELECT * </text:p>
      <text:p text:style-name="P1">FROM PropertyInfo </text:p>
      <text:p text:style-name="P1">WHERE length(PropertyState) &gt; 10;</text:p>
      <text:p text:style-name="P1"/>
      <text:p text:style-name="P1">6) <text:s/>Find the details of the Properties where the second character of the city name is “e”.</text:p>
      <text:p text:style-name="P1">SELECT * </text:p>
      <text:p text:style-name="P1">FROM PropertyInfo </text:p>
      <text:p text:style-name="P1"><text:soft-page-break/>WHERE PropertyCity like "_e%";</text:p>
      <text:p text:style-name="P1"/>
      <text:p text:style-name="P1">7) Find the minimum and maximum prices for products in the “Office Supplies” category</text:p>
      <text:p text:style-name="P1">SELECT ProductCategory, min(price) AS MinPrice, max(price) as MaxPrice </text:p>
      <text:p text:style-name="P1">FROM Products</text:p>
      <text:p text:style-name="P1">WHERE ProductCategory = "Office Supplies"</text:p>
      <text:p text:style-name="P1">GROUP BY ProductCategory;</text:p>
      <text:p text:style-name="P1"/>
      <text:p text:style-name="P1"/>
      <text:p text:style-name="P1">8. What is the purpose of using GROUP BY in SQL?</text:p>
      <text:p text:style-name="P1"><text:s/>Ans. In SQL, the GROUP BY clause is used to group rows in a query result set based on one or more columns. It is typically used in conjunction with aggregate functions such as COUNT(), SUM(), AVG(), MIN(), and MAX() <text:s/>to calculate summary information for each group of rows.</text:p>
      <text:p text:style-name="P1"/>
      <text:p text:style-name="P1">It's important to note that the GROUP BY clause must always be used in conjunction with an aggregate function, otherwise the query will return an error.</text:p>
      <text:p text:style-name="P1"/>
      <text:p text:style-name="P1">Here is a example of applying GROUP BY():-</text:p>
      <text:p text:style-name="P1"/>
      <text:p text:style-name="P1">SELECT ProductCategory, count(*)</text:p>
      <text:p text:style-name="P1">FROM Products</text:p>
      <text:p text:style-name="P1">GROUP BY ProductCategory;</text:p>
      <text:p text:style-name="P1"/>
      <text:p text:style-name="P1"/>
      <text:p text:style-name="P1">9) List the different states in which sales are made and count how many orders are there in each of the states</text:p>
      <text:p text:style-name="P1">SELECT a.PropertyState, count(*) AS Order_Counts</text:p>
      <text:p text:style-name="P1">FROM PropertyInfo AS a</text:p>
      <text:p text:style-name="P1">INNER JOIN OrderDetails AS b</text:p>
      <text:p text:style-name="P1">ON a.PropertyID = b.PropertyID</text:p>
      <text:p text:style-name="P1">GROUP BY PropertyState</text:p>
      <text:p text:style-name="P1">ORDER BY Order_Counts;</text:p>
      <text:p text:style-name="P1"/>
      <text:p text:style-name="P1">10) <text:s/>10. Find the average price of items sold in each Product Category and sort it in a decreasing order</text:p>
      <text:p text:style-name="P1">SELECT ProductCategory, round(avg(Price), 2) as Average_Price</text:p>
      <text:p text:style-name="P1">FROM Products</text:p>
      <text:p text:style-name="P1">GROUP BY ProductCategory</text:p>
      <text:p text:style-name="P1">ORDER BY Average_Price DESC;</text:p>
      <text:p text:style-name="P1"/>
      <text:p text:style-name="P1">11) Find the Product Category that sells the least number of products? Something for the management to focus on</text:p>
      <text:p text:style-name="P1">SELECT ProductCategory</text:p>
      <text:p text:style-name="P1">FROM Products</text:p>
      <text:p text:style-name="P1">GROUP BY ProductCategory</text:p>
      <text:p text:style-name="P1">ORDER BY count(*)</text:p>
      <text:p text:style-name="P1">LIMIT 1;</text:p>
      <text:p text:style-name="P1"/>
      <text:p text:style-name="P1"/>
      <text:p text:style-name="P1">12. What is the difference between a WHERE v/s HAVING clause in SQL?</text:p>
      <text:p text:style-name="P1"/>
      <text:p text:style-name="P1"><text:soft-page-break/>Ans. The WHERE and HAVING clauses are both used to filter rows in a SQL query, but they are used in different contexts and have some important differences.</text:p>
      <text:p text:style-name="P1"/>
      <text:p text:style-name="P1">The WHERE clause is used to filter rows before the GROUP BY clause and the aggregate functions are applied. It is used to filter rows based on the values in one or more columns of the table. For example, you might use a WHERE clause to filter out rows with a certain value in a particular column, or to filter out rows that fall outside a certain date range.</text:p>
      <text:p text:style-name="P1"/>
      <text:p text:style-name="P1">SELECT ProductCategory, sum(Price) AS TotalPrice</text:p>
      <text:p text:style-name="P1">FROM Products</text:p>
      <text:p text:style-name="P1">WHERE ProductCategory = "Office Supplies"</text:p>
      <text:p text:style-name="P1">GROUP BY ProductCategory;</text:p>
      <text:p text:style-name="P1"/>
      <text:p text:style-name="P1">The HAVING clause is used to filter groups after the GROUP BY clause and the aggregate functions are applied. It is used to filter groups based on the values returned by aggregate functions. For example, you might use a HAVING clause to filter out groups with a total sum of sales less than a certain value or to filter out groups with a count of values less than a certain number.</text:p>
      <text:p text:style-name="P1"/>
      <text:p text:style-name="P1">SELECT ProductCategory, SUM(Price) as TotalPrice</text:p>
      <text:p text:style-name="P1">FROM Products</text:p>
      <text:p text:style-name="P1">GROUP BY ProductCategory</text:p>
      <text:p text:style-name="P1">HAVING SUM(Price) &gt; 1000;</text:p>
      <text:p text:style-name="P1"/>
      <text:p text:style-name="P1">In summary, WHERE clause is used to filter rows before the GROUP BY clause and the aggregate functions are applied. On the other hand, the HAVING clause is used to filter groups after the GROUP BY clause and the aggregate functions are applied.</text:p>
      <text:p text:style-name="P1"/>
      <text:p text:style-name="P1">13. Select the Product categories where the average price is more than 25 </text:p>
      <text:p text:style-name="P1">SELECT * </text:p>
      <text:p text:style-name="P1">FROM (</text:p>
      <text:p text:style-name="P1"><text:tab/><text:tab/>SELECT ProductCategory, round(avg(Price),2) AS Average_Price</text:p>
      <text:p text:style-name="P1"><text:tab/><text:tab/>FROM Products</text:p>
      <text:p text:style-name="P1"><text:tab/><text:tab/>GROUP BY ProductCategory</text:p>
      <text:p text:style-name="P1"><text:tab/>)</text:p>
      <text:p text:style-name="P1">WHERE Average_Price &gt; 25;</text:p>
      <text:p text:style-name="P1"/>
      <text:p text:style-name="P1"/>
      <text:p text:style-name="P1">14. Find the top 5 products IDs that sold the maximum quantities? </text:p>
      <text:p text:style-name="P1">SELECT ProductID, sum(Quantity) AS Total_Quantity</text:p>
      <text:p text:style-name="P1">FROM OrderDetails</text:p>
      <text:p text:style-name="P1">GROUP BY ProductID</text:p>
      <text:p text:style-name="P1">ORDER BY Total_Quantity DESC</text:p>
      <text:p text:style-name="P1">LIMIT 5;</text:p>
      <text:p text:style-name="P1"/>
      <text:p text:style-name="P1">15. For the above question, print the product names instead of Product IDs</text:p>
      <text:p text:style-name="P1">SELECT p.ProductName, sum(o.Quantity) AS Total_Quantity</text:p>
      <text:p text:style-name="P1">FROM Products AS p</text:p>
      <text:p text:style-name="P1">INNER JOIN OrderDetails AS o</text:p>
      <text:p text:style-name="P1">ON p.ProductID = o.ProductID</text:p>
      <text:p text:style-name="P1">GROUP BY ProductName</text:p>
      <text:p text:style-name="P1">ORDER BY Total_Quantity DESC</text:p>
      <text:p text:style-name="P1">LIMIT 5;</text:p>
      <text:p text:style-name="P1"><text:soft-page-break/></text:p>
      <text:p text:style-name="P1">16. Mention the different types of joins in SQL? Give simple examples of each. Also represent them using Venn diagrams</text:p>
      <text:p text:style-name="P1">Ans. There are several types of joins in SQL:</text:p>
      <text:p text:style-name="P3"><text:span text:style-name="T7">a) Inner Join: </text:span><text:span text:style-name="T1">This type of join returns only the rows that have matching values in both tables. An example of an inner join using the "OrderDetails" and "Products" tables would be:</text:span></text:p>
      <text:p text:style-name="P1">SELECT OrderDetails.*, Products.*</text:p>
      <text:p text:style-name="P1">FROM OrderDetails</text:p>
      <text:p text:style-name="P1">INNER JOIN Products</text:p>
      <text:p text:style-name="P1">ON OrderDetails.ProductID = Products.ProductID</text:p>
      <text:p text:style-name="P1">LIMIT 6;</text:p>
      <text:p text:style-name="P1"/>
      <text:p text:style-name="P1"/>
      <text:p text:style-name="P3"><text:span text:style-name="T7">b) Left Join:</text:span><text:span text:style-name="T1">This type of join returns all the rows from the left table (in this case "OrderDetails"), and the matching rows from the right table (in this case "Products"). If there is no match, the result will contain NULL values. An example of a left join using the "OrderDetails" and "Products" tables would be:</text:span></text:p>
      <text:p text:style-name="P1">SELECT OrderDetails.*, Products.*</text:p>
      <text:p text:style-name="P1">FROM OrderDetails</text:p>
      <text:p text:style-name="P1">LEFT JOIN Products</text:p>
      <text:p text:style-name="P1">ON OrderDetails.ProductID = Products.ProductID</text:p>
      <text:p text:style-name="P1">LIMIT 6;</text:p>
      <text:p text:style-name="P1"/>
      <text:p text:style-name="P3"><text:span text:style-name="T7">c) Right Join:</text:span><text:span text:style-name="T1">This type of join is the opposite of a left join, it returns all the rows from the right table (in this case "Products"), and the matching rows from the left table (in this case "OrderDetails"). If there is no match, the result will contain NULL values. An example of a right join using the "OrderDetails" and "Products" tables would be:</text:span></text:p>
      <text:p text:style-name="P1">SELECT OrderDetails.*, Products.*</text:p>
      <text:p text:style-name="P1">FROM Products</text:p>
      <text:p text:style-name="P1">LEFT JOIN OrderDetails</text:p>
      <text:p text:style-name="P1">ON OrderDetails.ProductID = Products.ProductID</text:p>
      <text:p text:style-name="P1">LIMIT 6;<text:tab/></text:p>
      <text:p text:style-name="P1"/>
      <text:p text:style-name="P1"/>
      <text:p text:style-name="P3"><text:span text:style-name="T7">d) Full Outer Join:</text:span>This type of join returns all rows from both tables, and matches them based on the join condition. If there is no match, the result will contain NULL values. An example of a full outer join using the "OrderDetails" and "Products" tables would be:</text:p>
      <text:p text:style-name="P1"/>
      <text:p text:style-name="P1">SELECT OrderDetails.*, Products.*</text:p>
      <text:p text:style-name="P1">FROM OrderDetails</text:p>
      <text:p text:style-name="P1">LEFT JOIN Products</text:p>
      <text:p text:style-name="P1">ON OrderDetails.ProductID = Products.ProductID</text:p>
      <text:p text:style-name="P1">UNION ALL</text:p>
      <text:p text:style-name="P1">SELECT OrderDetails.*, Products.*</text:p>
      <text:p text:style-name="P1">FROM Products</text:p>
      <text:p text:style-name="P1">LEFT JOIN OrderDetails</text:p>
      <text:p text:style-name="P1">ON OrderDetails.ProductID = Products.ProductID</text:p>
      <text:p text:style-name="P1">WHERE OrderDetails.ProductID IS NULL</text:p>
      <text:p text:style-name="P1">LIMIT 6;</text:p>
      <text:p text:style-name="P1"/>
      <text:p text:style-name="P1"/>
      <text:p text:style-name="P4"><text:soft-page-break/><text:span text:style-name="T8">NOTE: Since I’m using SQLite I’m unable to use RIGHT JOIN and FULL OUTER JOIN.</text:span><text:span text:style-name="T1"> Th</text:span><text:span text:style-name="T2">e</text:span><text:span text:style-name="T1">s</text:span><text:span text:style-name="T2">e above </text:span><text:span text:style-name="T1">method might not be as efficient as the actual JOINs, but it allows you to achieve the same results in systems that do not support RIGHT JOIN or FULL OUTER JOIN.</text:span></text:p>
      <text:p text:style-name="P4"><text:span text:style-name="T1"/></text:p>
      <text:p text:style-name="P4"><text:span text:style-name="T1">17.Determine the 5 products that give the overall minimum sales?</text:span></text:p>
      <text:p text:style-name="P4"><text:span text:style-name="T1"/></text:p>
      <text:p text:style-name="P4"><text:span text:style-name="T1">SELECT p.ProductName, sum(p.Price * o.Quantity) AS Sales</text:span></text:p>
      <text:p text:style-name="P4"><text:span text:style-name="T1">FROM OrderDetails AS o</text:span></text:p>
      <text:p text:style-name="P4"><text:span text:style-name="T1">INNER JOIN Products AS p</text:span></text:p>
      <text:p text:style-name="P4"><text:span text:style-name="T1">ON o.ProductID = p.ProductID</text:span></text:p>
      <text:p text:style-name="P4"><text:span text:style-name="T1">GROUP BY p.ProductName</text:span></text:p>
      <text:p text:style-name="P4"><text:span text:style-name="T1">ORDER BY Sales ASC</text:span></text:p>
      <text:p text:style-name="P4"><text:span text:style-name="T1">LIMIT 5;</text:span></text:p>
      <text:p text:style-name="P4"><text:span text:style-name="T1"/></text:p>
      <text:p text:style-name="P4"><text:span text:style-name="T1"/></text:p>
      <text:p text:style-name="P4"><text:span text:style-name="T1">18. Repeat the above query for the City of “Orlando”. </text:span></text:p>
      <text:p text:style-name="P4"><text:span text:style-name="T1"/></text:p>
      <text:p text:style-name="P4"><text:span text:style-name="T1">SELECT t.PropertyCity, p.ProductName, sum(p.Price * o.Quantity) AS Sales</text:span></text:p>
      <text:p text:style-name="P4"><text:span text:style-name="T1">FROM OrderDetails AS o</text:span></text:p>
      <text:p text:style-name="P4"><text:span text:style-name="T1">INNER JOIN Products AS p</text:span></text:p>
      <text:p text:style-name="P4"><text:span text:style-name="T1">ON o.ProductID = p.ProductID</text:span></text:p>
      <text:p text:style-name="P4"><text:span text:style-name="T1">INNER JOIN PropertyInfo AS t</text:span></text:p>
      <text:p text:style-name="P4"><text:span text:style-name="T1">ON o.PropertyID = t.PropertyID</text:span></text:p>
      <text:p text:style-name="P4"><text:span text:style-name="T1">WHERE PropertyCity = "Orlando"</text:span></text:p>
      <text:p text:style-name="P4"><text:span text:style-name="T1">GROUP BY p.ProductName</text:span></text:p>
      <text:p text:style-name="P4"><text:span text:style-name="T1">ORDER BY Sales ASC</text:span></text:p>
      <text:p text:style-name="P4"><text:span text:style-name="T1">LIMIT 5;</text:span></text:p>
      <text:p text:style-name="P4"><text:span text:style-name="T1"/></text:p>
      <text:p text:style-name="P4"><text:span text:style-name="T1">19. What is the difference between Drop, Truncate and Delete? Explain with examples.</text:span></text:p>
      <text:p text:style-name="P4"><text:span text:style-name="T1">Ans. </text:span></text:p>
      <text:p text:style-name="P4"><text:span text:style-name="T1"><text:s/>a) DELETE: DELETE statement is used to delete specific rows from a table based on a WHERE clause.</text:span></text:p>
      <text:p text:style-name="P4"><text:span text:style-name="T1">DELETE FROM OrderDetails</text:span></text:p>
      <text:p text:style-name="P4"><text:span text:style-name="T1">WHERE ProductID = 1;</text:span></text:p>
      <text:p text:style-name="P2"><text:span text:style-name="T1"/></text:p>
      <text:p text:style-name="P2">This statement will delete all rows from the OrderDetails table where the ProductID is equal to 1.</text:p>
      <text:p text:style-name="P4"><text:span text:style-name="T1"/></text:p>
      <text:p text:style-name="P4"><text:span text:style-name="T1">b) TRUNCATE: TRUNCATE statement is used to delete all the data from a table, but it does not delete the table itself or any associated indexes, triggers, or constraints.</text:span></text:p>
      <text:p text:style-name="P4"><text:span text:style-name="T1"/></text:p>
      <text:p text:style-name="P4"><text:span text:style-name="T1"/></text:p>
      <text:p text:style-name="P4"><text:span text:style-name="T1">TRUNCATE TABLE OrderDetails;</text:span></text:p>
      <text:p text:style-name="P4"><text:span text:style-name="T1"/></text:p>
      <text:p text:style-name="P7"><text:span text:style-name="T1">This statement will delete all the data from the OrderDetails table, but the table structure and any indexes, triggers, or constraints associated with the table will remain intact.</text:span></text:p>
      <text:p text:style-name="P4"><text:span text:style-name="T1"/></text:p>
      <text:p text:style-name="P4"><text:span text:style-name="T1">c) DROP: DROP statement is used to delete an entire table or a view. Once a table is dropped, it cannot be recovered.</text:span></text:p>
      <text:p text:style-name="P4"><text:span text:style-name="T1">DROP TABLE OrderDetails;</text:span></text:p>
      <text:p text:style-name="P4"><text:span text:style-name="T1"/></text:p>
      <text:p text:style-name="P2"><text:span text:style-name="T1"/></text:p>
      <text:p text:style-name="P2">This statement will delete the entire OrderDetails table and all the data present in it</text:p>
      <text:p text:style-name="P2"><text:span text:style-name="T1"/></text:p>
      <text:p text:style-name="P2"><text:span text:style-name="T1"/></text:p>
      <text:p text:style-name="P2">TRUNCATE is faster than DELETE because it does not generate undo logs. It is also faster than DELETE statement because it deallocates the data pages, rather than just marking them as free. TRUNCATE is also not possible to use a WHERE clause.</text:p>
      <text:p text:style-name="P2"><text:soft-page-break/>DROP and TRUNCATE are DDL commands and DELETE is DML command. DDL commands are used to define the database schema. It simply deals with descriptions of the database schema and is used to create and modify the structure of database objects in the database. DML commands deals with the manipulation of data itself.</text:p>
      <text:p text:style-name="P4"><text:span text:style-name="T1"/></text:p>
      <text:p text:style-name="P4"><text:span text:style-name="T1"/></text:p>
      <text:p text:style-name="P4"><text:span text:style-name="T1">20. Which are the cities that belong to the same States?</text:span></text:p>
      <text:p text:style-name="P4"><text:span text:style-name="T1"/></text:p>
      <text:p text:style-name="P4"><text:span text:style-name="T1">SELECT PropertyState, group_concat(PropertyCity) AS Cities</text:span></text:p>
      <text:p text:style-name="P4"><text:span text:style-name="T1">FROM PropertyInfo</text:span></text:p>
      <text:p text:style-name="P4"><text:span text:style-name="T1">GROUP BY PropertyState</text:span></text:p>
      <text:p text:style-name="P4"><text:span text:style-name="T1">HAVING COUNT(DISTINCT PropertyCity) &gt;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21:05:59.769619522</meta:creation-date>
    <dc:date>2023-01-24T21:25:22.960137194</dc:date>
    <meta:editing-duration>PT7M53S</meta:editing-duration>
    <meta:editing-cycles>1</meta:editing-cycles>
    <meta:document-statistic meta:table-count="0" meta:image-count="0" meta:object-count="0" meta:page-count="6" meta:paragraph-count="164" meta:word-count="1555" meta:character-count="9533" meta:non-whitespace-character-count="8113"/>
    <meta:generator>LibreOffice/7.3.7.2$Linux_X86_64 LibreOffice_project/30$Build-2</meta:generator>
  </office:meta>
</office:document-meta>
</file>